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508cm" draw:fill="none" draw:textarea-horizontal-align="center" draw:textarea-vertical-align="middle"/>
    </style:style>
    <style:style style:name="gr2" style:family="graphic" style:parent-style-name="standard">
      <style:graphic-properties draw:fill="none" draw:opacity="0%" draw:textarea-horizontal-align="justify" draw:textarea-vertical-align="middle" draw:auto-grow-height="false" fo:min-height="5.4cm" fo:min-width="7.268cm" draw:shadow-offset-x="0.305cm" draw:shadow-offset-y="0.305cm" draw:shadow-opacity="0%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436cm" fo:min-width="7.28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draw:marker-start="Dimension_20_Lines" draw:marker-start-width="0.508cm" draw:marker-end="Dimension_20_Lines" draw:marker-end-width="0.508cm" draw:fill="none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3.7cm" svg:x2="4.81cm" svg:y2="3.413cm">
          <text:p/>
        </draw:line>
        <draw:line draw:style-name="gr1" draw:text-style-name="P1" draw:layer="layout" svg:x1="4.81cm" svg:y1="13.7cm" svg:x2="18.907cm" svg:y2="13.7cm">
          <text:p/>
        </draw:line>
        <draw:line draw:style-name="gr1" draw:text-style-name="P1" draw:layer="layout" svg:x1="4.81cm" svg:y1="13.7cm" svg:x2="9.509cm" svg:y2="8.874cm">
          <text:p/>
        </draw:line>
        <draw:g>
          <draw:custom-shape draw:style-name="gr2" draw:text-style-name="P2" draw:layer="layout" svg:width="9.651cm" svg:height="7.533cm" draw:transform="skewX (0.00471238898038469) rotate (0.00453785605518526) translate (8.117cm 4.972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7.785cm" svg:height="5.686cm" draw:transform="skewX (0.00436332312998583) rotate (0.00453785605518526) translate (9.982cm 4.964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115cm" svg:y1="12.505cm" svg:x2="9.98cm" svg:y2="10.649cm">
            <text:p/>
          </draw:line>
        </draw:g>
        <draw:line draw:style-name="gr5" draw:text-style-name="P1" draw:layer="layout" svg:x1="7.353cm" svg:y1="13.065cm" svg:x2="18.529cm" svg:y2="4.302cm">
          <text:p/>
        </draw:line>
        <draw:custom-shape draw:style-name="gr6" draw:text-style-name="P3" draw:layer="layout" svg:width="0.254cm" svg:height="0.254cm" svg:x="17.542cm" svg:y="4.86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989cm" svg:y="1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09cm" svg:height="1.673cm" svg:x="7.712cm" svg:y="12.265cm">
          <draw:text-box>
            <text:p>v</text:p>
          </draw:text-box>
        </draw:frame>
        <draw:frame draw:style-name="gr8" draw:text-style-name="P4" draw:layer="layout" svg:width="1.488cm" svg:height="1.673cm" svg:x="18.013cm" svg:y="4.465cm">
          <draw:text-box>
            <text:p>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zxx" fo:country="none" fo:font-style="italic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5M57S</meta:editing-duration>
    <meta:editing-cycles>8</meta:editing-cycles>
    <meta:generator>LibreOffice/6.1.4.2$Linux_X86_64 LibreOffice_project/10$Build-2</meta:generator>
    <dc:date>2017-04-17T18:56:12.983166311</dc:date>
    <meta:document-statistic meta:object-count="12"/>
  </office:meta>
</office:document-meta>
</file>